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arial" svg:font-family="arial, sans-serif"/>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text-properties style:font-name="Times New Roman2" fo:font-weight="normal" style:font-weight-asian="normal" style:font-weight-complex="normal"/>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Courier 10 Pitch"/>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text-properties fo:font-size="20pt" style:font-size-asian="20pt" style:font-size-complex="20pt"/>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Code">
      <style:text-properties style:font-name="Courier 10 Pitch"/>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Contents_20_3">
      <style:paragraph-properties>
        <style:tab-stops>
          <style:tab-stop style:position="5.6071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9"/>
    <style:style style:name="P35" style:family="paragraph" style:parent-style-name="Text_20_body" style:list-style-name="L10"/>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style:font-name="Courier New1"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style:style>
    <style:style style:name="T12" style:family="text">
      <style:text-properties style:font-name="Courier 10 Pitch"/>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font-name="Times New Roman2"/>
    </style:style>
    <style:style style:name="T16" style:family="text">
      <style:text-properties style:font-name="Times New Roman2" fo:font-weight="normal" style:font-weight-asian="normal" style:font-weight-complex="normal"/>
    </style:style>
    <style:style style:name="T17" style:family="text">
      <style:text-properties style:font-name="Courier 10 pitch"/>
    </style:style>
    <style:style style:name="T18" style:family="text">
      <style:text-properties style:text-position="super 58%" fo:font-style="normal" style:font-size-asian="10.5pt" style:font-style-asian="normal" style:font-style-complex="normal"/>
    </style:style>
    <style:style style:name="T19" style:family="text">
      <style:text-properties style:font-name="Nimbus Roman No9 L"/>
    </style:style>
    <style:style style:name="T20" style:family="text">
      <style:text-properties style:font-name="Courier New1"/>
    </style:style>
    <style:style style:name="T21" style:family="text">
      <style:text-properties style:font-name="Courier New1"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13"/>
      <text:p text:style-name="P13"/>
      <text:p text:style-name="P13"/>
      <text:p text:style-name="P5">Getting Started with</text:p>
      <text:p text:style-name="P5"><text:s/>Numerical Computation in</text:p>
      <text:p text:style-name="P5">MADNESS</text:p>
      <text:p text:style-name="P13"/>
      <text:p text:style-name="P13"/>
      <text:p text:style-name="P13"/>
      <text:p text:style-name="P13"/>
      <text:p text:style-name="P13"/>
      <text:p text:style-name="P13"/>
      <text:p text:style-name="P13"/>
      <text:p text:style-name="P13"/>
      <text:p text:style-name="P13"/>
      <text:p text:style-name="P6">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4">Robert J. Harrison</text:p>
      <text:p text:style-name="P14">Oak Ridge National Laboratory</text:p>
      <text:p text:style-name="P14">One Bethel Valley Road</text:p>
      <text:p text:style-name="P14">P.O. Box 2008, MS-6367</text:p>
      <text:p text:style-name="P14">Oak Ridge, TN 37831</text:p>
      <text:p text:style-name="P14"/>
      <text:p text:style-name="P14">email: harrisonrj@ornl.gov </text:p>
      <text:p text:style-name="P14">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What is MADNESS and what can you do with it? <text:tab/>4</text:p>
          <text:p text:style-name="P22">2 <text:s/>Basics <text:tab/>5</text:p>
          <text:p text:style-name="P22">3 <text:s/>From math to C++ to numerical computation <text:tab/>6</text:p>
          <text:p text:style-name="P23">3.1 <text:s/>Step 1 – translating from Math to C++ <text:tab/>6</text:p>
          <text:p text:style-name="P23">3.2 <text:s/>Steps 2, 3 and 7 – initializing and finalizing the MADNESS environment <text:tab/>7</text:p>
          <text:p text:style-name="P23">3.3 <text:s/>Step 4 – generating a numerical representation <text:tab/>8</text:p>
          <text:p text:style-name="P23">3.4 <text:s/>Step 5 – computing the integral <text:tab/>8</text:p>
          <text:p text:style-name="P23">3.5 <text:s/>Step 6 – printing the result <text:tab/>9</text:p>
          <text:p text:style-name="P23">3.6 <text:s/>The complete program <text:tab/>9</text:p>
          <text:p text:style-name="P23">3.7 <text:s/>Step 8 – compiling your program <text:tab/>9</text:p>
          <text:p text:style-name="P23">3.8 <text:s/>Step 9 – running your program <text:tab/>10</text:p>
          <text:p text:style-name="P24">3.8.1 <text:s/>On a single workstation or laptop<text:tab/>10</text:p>
          <text:p text:style-name="P24">3.8.2 <text:s/>On a parallel computer: distributed or shared<text:tab/>10</text:p>
          <text:p text:style-name="P22">4 <text:s/>Differentiation, inner products, multiplication – e.g., energy of the hydrogen atom <text:tab/>11</text:p>
          <text:p text:style-name="P22">5 <text:s/>Integral operators – e.g., solution of Laplace or Poisson’s equations <text:tab/>12</text:p>
          <text:p text:style-name="P22">6 <text:s/>Operations on vectors of functions – e.g., calculating eigen functions <text:tab/>12</text:p>
          <text:p text:style-name="P23">6.1 <text:s/>Method 1: Using LAPACK <text:tab/>12</text:p>
          <text:p text:style-name="P23">6.2 <text:s/>Method 2: Solving Eigensystem Problems using Tensor, Vectors and Inner Products <text:tab/>13</text:p>
          <text:p text:style-name="P22">7 <text:s/>Moving functions to/from disk <text:tab/>13</text:p>
          <text:p text:style-name="P22">8 <text:s/>Plotting <text:tab/>14</text:p>
          <text:p text:style-name="P23">8.1 <text:s/>OpenDX <text:tab/>14</text:p>
          <text:p text:style-name="P23">8.2 <text:s/>Line plots <text:tab/>14</text:p>
          <text:p text:style-name="P23">8.3 <text:s/>VTK format and Paraview <text:tab/>15</text:p>
          <text:p text:style-name="P22">9 <text:s/>Load and memory balancing <text:tab/>16</text:p>
          <text:p text:style-name="P22">10 <text:s/>How to “think” MADNESS <text:tab/>17</text:p>
          <text:p text:style-name="P23">10.1 <text:s/>Solve the integral equation <text:tab/>17</text:p>
          <text:p text:style-name="P23">10.2 <text:s/>Carefully analyze discontinuities, noise, singularities, and asymptotic forms <text:tab/>18</text:p>
          <text:p text:style-name="P23">10.3 <text:s/>Robustly trade precision for speed <text:tab/>19</text:p>
          <text:p text:style-name="P23">10.4 <text:s/>Choice of polynomial order (k) <text:tab/>19</text:p>
          <text:p text:style-name="P22">11 <text:s/>Environment variables <text:tab/>20</text:p>
          <text:p text:style-name="P22">12 <text:s/>Troubleshooting. <text:tab/>20</text:p>
          <text:p text:style-name="P22">13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1">m</text:span>ultiresolution <text:span text:style-name="T11">ad</text:span>aptive <text:span text:style-name="T11">n</text:span>umerical <text:span text:style-name="T11">e</text:span>nvironment for <text:span text:style-name="T11">s</text:span>cientific <text:span text:style-name="T11">s</text:span>imulation. It is trying to address the following issues</text:p>
      <text:list xml:id="list788637596"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5"><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6">(<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3" draw:name="Object41" text:anchor-type="as-char" svg:width="0.1673in" svg:height="0.1839in" draw:z-index="41"><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3" draw:name="Object42" text:anchor-type="as-char" svg:width="0.2417in" svg:height="0.2083in" draw:z-index="42"><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10">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1355352606" text:style-name="L3">
        <text:list-item>
          <text:p text:style-name="P29">the <text:span text:style-name="T3">doc</text:span> directory,</text:p>
        </text:list-item>
        <text:list-item>
          <text:p text:style-name="P29">the <text:a xlink:type="simple" xlink:href="http://www.doxygen.org/"><text:span text:style-name="T3">doxygen</text:span></text:a> generated documentation, and</text:p>
        </text:list-item>
        <text:list-item>
          <text:p text:style-name="P29">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5">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5"><draw:frame draw:style-name="fr1" draw:name="Objekt4" text:anchor-type="as-char" svg:width="2.7508in" svg:height="0.4709in" draw:z-index="8"><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6">(<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1482689936" text:style-name="L4">
        <text:list-item>
          <text:p text:style-name="P30">translating the function from math to C++ to be called by MADNESS</text:p>
        </text:list-item>
        <text:list-item>
          <text:p text:style-name="P30">initializing the MADNESS parallel runtime</text:p>
        </text:list-item>
        <text:list-item>
          <text:p text:style-name="P30">initializing the MADNESS numerical environment</text:p>
        </text:list-item>
        <text:list-item>
          <text:p text:style-name="P30">generating a numerical representation from the C++ function</text:p>
        </text:list-item>
        <text:list-item>
          <text:p text:style-name="P30">computing the integral</text:p>
        </text:list-item>
        <text:list-item>
          <text:p text:style-name="P30">printing the result</text:p>
        </text:list-item>
        <text:list-item>
          <text:p text:style-name="P30">terminating the MADNESS parallel runtime</text:p>
        </text:list-item>
        <text:list-item>
          <text:p text:style-name="P30">compiling your program</text:p>
        </text:list-item>
        <text:list-item>
          <text:p text:style-name="P30"><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6"><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7"><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5"><draw:frame draw:style-name="fr1" draw:name="Object3" text:anchor-type="as-char" svg:width="1.4173in" svg:height="0.2508in" draw:z-index="9"><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6">(<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4"><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5"><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0"><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1"><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8">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9"> </text:span><text:span text:style-name="T8">MADNESS will call your function from multiple threads in order to use multi-core processors efficiently, so the code for your function should be thread safe. It should not modify static (Fortran keyword </text:span><text:span text:style-name="T6">save</text:span><text:span text:style-name="T8">)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8"> set to one.</text:span></text:p>
      <text:p text:style-name="Text_20_body"><text:span text:style-name="T2">Important: </text:span><text:span text:style-name="T9">If you are using the AMD math library ACML, do not set the environmental variable </text:span><text:span text:style-name="T5">OMP_NUM_THREADS</text:span><text:span text:style-name="T9">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3">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4">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2"><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pan text:style-name="T1">Important: </text:span>Using more threads than processors can result in catastrophic slowdown since <text:soft-page-break/>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threads per node, you will type (in the bash shell) something like</text:p>
      <text:p text:style-name="Code"><text:span text:style-name="T3">MAD_NUM_THREADS=T mpirun -np N ./fred</text:span></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3" draw:name="Object43" text:anchor-type="as-char" svg:width="0.4902in" svg:height="0.1898in" draw:z-index="43"><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551722144" text:style-name="L9">
        <text:list-item>
          <text:p text:style-name="P34"><text:span text:style-name="T3">k</text:span> – the wavelet order. A practical rule of thumb is if the default truncation threshold is <draw:frame draw:style-name="fr3" draw:name="Object44" text:anchor-type="as-char" svg:width="0.3744in" svg:height="0.2075in" draw:z-index="44"><draw:object xlink:href="./Object 45" xlink:type="simple" xlink:show="embed" xlink:actuate="onLoad"/><draw:image xlink:href="./ObjectReplacements/Object 45" xlink:type="simple" xlink:show="embed" xlink:actuate="onLoad"/></draw:frame> that the order be chosen as <draw:frame draw:style-name="fr3" draw:name="Object45" text:anchor-type="as-char" svg:width="0.6327in" svg:height="0.1839in" draw:z-index="45"><draw:object xlink:href="./Object 46" xlink:type="simple" xlink:show="embed" xlink:actuate="onLoad"/><draw:image xlink:href="./ObjectReplacements/Object 46" xlink:type="simple" xlink:show="embed" xlink:actuate="onLoad"/></draw:frame>. The default is 6.</text:p>
        </text:list-item>
        <text:list-item>
          <text:p text:style-name="P34"><text:span text:style-name="T3">thresh</text:span> – the truncation threshold. The default is 1e-4.</text:p>
        </text:list-item>
        <text:list-item>
          <text:p text:style-name="P34"><text:span text:style-name="T3">bc</text:span> – the boundary conditions. See below for more details. The default is free spac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1915355889" text:style-name="L10">
        <text:list-item>
          <text:p text:style-name="P35"><text:span text:style-name="T3">BC_ZERO</text:span> – Zero Dirichlet</text:p>
        </text:list-item>
        <text:list-item>
          <text:p text:style-name="P35"><text:span text:style-name="T3">BC_PERIODIC</text:span> – Periodic (both left and right surfaces must agree on this value)</text:p>
        </text:list-item>
        <text:list-item>
          <text:p text:style-name="P35"><text:span text:style-name="T3">BC_FREE </text:span>– Free space (default)</text:p>
        </text:list-item>
        <text:list-item>
          <text:p text:style-name="P35"><text:span text:style-name="T3">BC_DIRICHLET</text:span> – General Dirichlet (requires provision of one or more functions)</text:p>
        </text:list-item>
        <text:list-item>
          <text:p text:style-name="P35"><text:span text:style-name="T3">BC_ZERONEUMANN </text:span>– Zero Neumann</text:p>
        </text:list-item>
        <text:list-item>
          <text:p text:style-name="P35"><text:span text:style-name="T3">BC_NEUMANN</text:span> – General Neumann (requires provision of one or more functions)</text:p>
        </text:list-item>
      </text:list>
      <text:p text:style-name="Text_20_body"><text:soft-page-break/>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 draw:name="Object46" text:anchor-type="as-char" svg:width="2.7839in" svg:height="0.1917in" draw:z-index="46"><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6">(<text:sequence text:ref-name="refText10"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8"> since the product of two polynomials of order </text:span><text:span text:style-name="T8"><draw:frame draw:style-name="fr3" draw:name="Object47" text:anchor-type="as-char" svg:width="0.1598in" svg:height="0.1839in" draw:z-index="47"><draw:object xlink:href="./Object 48" xlink:type="simple" xlink:show="embed" xlink:actuate="onLoad"/><draw:image xlink:href="./ObjectReplacements/Object 48" xlink:type="simple" xlink:show="embed" xlink:actuate="onLoad"/></draw:frame></text:span><text:span text:style-name="T8"> is of order </text:span><text:span text:style-name="T8"><draw:frame draw:style-name="fr3" draw:name="Object48" text:anchor-type="as-char" svg:width="0.2508in" svg:height="0.1839in" draw:z-index="48"><draw:object xlink:href="./Object 49" xlink:type="simple" xlink:show="embed" xlink:actuate="onLoad"/><draw:image xlink:href="./ObjectReplacements/Object 49" xlink:type="simple" xlink:show="embed" xlink:actuate="onLoad"/></draw:frame></text:span><text:span text:style-name="T8">. The auto-refinement algorithm within MADNESS is still under development – please refer to the implementation notes for more detail.</text:span></text:p>
      <text:h text:style-name="Heading_20_2" text:outline-level="2"><text:soft-page-break/><text:span text:style-name="T8">Inner products</text:span></text:h>
      <text:p text:style-name="Text_20_body"><text:span text:style-name="T8">The inner product of two functions is defined as </text:span></text:p>
      <table:table table:name="Table11" table:style-name="Table11">
        <table:table-column table:style-name="Table11.A"/>
        <table:table-column table:style-name="Table11.B"/>
        <table:table-header-rows>
          <table:table-row>
            <table:table-cell table:style-name="Table11.A1" office:value-type="string">
              <text:p text:style-name="P15"><draw:frame draw:style-name="fr1" draw:name="Object49" text:anchor-type="as-char" svg:width="1.6681in" svg:height="0.2508in" draw:z-index="49"><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6">(<text:sequence text:ref-name="refText11" text:name="Text" text:formula="ooow:Text+1" style:num-format="1">5</text:sequence>)</text:p>
            </table:table-cell>
          </table:table-row>
        </table:table-header-rows>
      </table:table>
      <text:p text:style-name="Text_20_body"><text:span text:style-name="T8">where </text:span><text:span text:style-name="T8"><draw:frame draw:style-name="fr3" draw:name="Object50" text:anchor-type="as-char" svg:width="0.1626in" svg:height="0.1839in" draw:z-index="50"><draw:object xlink:href="./Object 51" xlink:type="simple" xlink:show="embed" xlink:actuate="onLoad"/><draw:image xlink:href="./ObjectReplacements/Object 51" xlink:type="simple" xlink:show="embed" xlink:actuate="onLoad"/></draw:frame></text:span><text:span text:style-name="T8"> indicates complex conjugation and the integral is taken over the entire simulation volume. The above is computed for two MADNESS functions </text:span><text:span text:style-name="T6">f</text:span><text:span text:style-name="T8"> and </text:span><text:span text:style-name="T6">g</text:span><text:span text:style-name="T8"> of the same type using</text:span></text:p>
      <text:p text:style-name="Code"><text:span text:style-name="T8">inner(f,g)</text:span></text:p>
      <text:p text:style-name="Text_20_body"><text:span text:style-name="T8">If the input functions are real, the result is real; for complex functions the result is complex.</text:span></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3"><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3" draw:name="Object51" text:anchor-type="as-char" svg:width="0.3862in" svg:height="0.1846in" draw:z-index="51"><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7"> </text:span><text:span text:style-name="T15">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5">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 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3" draw:name="Object53" text:anchor-type="as-char" svg:width="0.1681in" svg:height="0.1839in" draw:z-index="53"><draw:object xlink:href="./Object 54" xlink:type="simple" xlink:show="embed" xlink:actuate="onLoad"/><draw:image xlink:href="./ObjectReplacements/Object 54" xlink:type="simple" xlink:show="embed" xlink:actuate="onLoad"/></draw:frame> functions <draw:frame draw:style-name="fr3" draw:name="Object52" text:anchor-type="as-char" svg:width="1.4429in" svg:height="0.2083in" draw:z-index="52"><draw:object xlink:href="./Object 53" xlink:type="simple" xlink:show="embed" xlink:actuate="onLoad"/><draw:image xlink:href="./ObjectReplacements/Object 53" xlink:type="simple" xlink:show="embed" xlink:actuate="onLoad"/></draw:frame> we can diagonalize the operator <draw:frame draw:style-name="fr3" draw:name="Object54" text:anchor-type="as-char" svg:width="0.2126in" svg:height="0.202in" draw:z-index="54"><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3" draw:name="Object56" text:anchor-type="as-char" svg:width="0.2126in" svg:height="0.1839in" draw:z-index="56"><draw:object xlink:href="./Object 57" xlink:type="simple" xlink:show="embed" xlink:actuate="onLoad"/><draw:image xlink:href="./ObjectReplacements/Object 57" xlink:type="simple" xlink:show="embed" xlink:actuate="onLoad"/></draw:frame>) and metric (<draw:frame draw:style-name="fr3" draw:name="Object57" text:anchor-type="as-char" svg:width="0.1693in" svg:height="0.1839in" draw:z-index="57"><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able:table-row>
            <table:table-cell table:style-name="Table12.A1" office:value-type="string">
              <text:p text:style-name="P15"><draw:frame draw:style-name="fr1" draw:name="Object55" text:anchor-type="as-char" svg:width="1.3571in" svg:height="0.5098in" draw:z-index="55"><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6">(<text:sequence text:ref-name="refText12"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ext:soft-page-break/>
          <table:table-row>
            <table:table-cell table:style-name="Table13.A1" office:value-type="string">
              <text:p text:style-name="P15"><draw:frame draw:style-name="fr1" draw:name="Object58" text:anchor-type="as-char" svg:width="0.8953in" svg:height="0.1839in" draw:z-index="58"><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6">(<text:sequence text:ref-name="refText13" text:name="Text" text:formula="ooow:Text+1" style:num-format="1">7</text:sequence>)</text:p>
            </table:table-cell>
          </table:table-row>
        </table:table-header-rows>
      </table:table>
      <text:p text:style-name="Text_20_body">to obtain the eigenvalues and coefficients in the subspace. The eigenfunctions <draw:frame draw:style-name="fr3" draw:name="Object60" text:anchor-type="as-char" svg:width="0.4319in" svg:height="0.2083in" draw:z-index="60"><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5"><draw:frame draw:style-name="fr1" draw:name="Object59" text:anchor-type="as-char" svg:width="2.498in" svg:height="0.3382in" draw:z-index="59"><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6">(<text:sequence text:ref-name="refText14"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3" draw:name="Object61" text:anchor-type="as-char" svg:width="0.2126in" svg:height="0.202in" draw:z-index="61"><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7"/>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text:soft-page-break/>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text:soft-page-break/>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4"> </text:span>At this time, MADNESS evaluates the functions at equally spaced points between <text:span text:style-name="T1">plotlo </text:span><text:span text:style-name="T8">and </text:span><text:span text:style-name="T1">plothi</text:span><text:span text:style-name="T8">. <text:s/></text:span></text:p>
      <text:p text:style-name="P7">After the above four quantities have been defined, three functions must be called:</text:p>
      <text:p text:style-name="P21"><text:tab/><text:span text:style-name="T3">plotvtk_begin </text:span>: Writes the VTK boilerplate header information</text:p>
      <text:p text:style-name="Text_20_Body"><text:span text:style-name="T8"><text:tab/></text:span><text:span text:style-name="T6">plotvtk_data</text:span><text:span text:style-name="T8"> : Evaluates and writes the MADNESS function at </text:span><text:span text:style-name="T1">npts</text:span></text:p>
      <text:p text:style-name="P21"><text:tab/><text:span text:style-name="T3">plotvtk_end </text:span>: Writes the VTK boilerplate footer information</text:p>
      <text:p text:style-name="P8"/>
      <text:p text:style-name="Text_20_body"><text:span text:style-name="T2">Note:</text:span><text:span text:style-name="T10"> </text:span><text:span text:style-name="T9">Currently, the function evaluation in plotvtk_data is done in serial.</text:span><text:span text:style-name="T8"> <text:s/></text:span></text:p>
      <text:p text:style-name="Text_20_body"><text:span text:style-name="T8">An example of code for plotting two two-dimensional functions </text:span><text:span text:style-name="T1">u</text:span><text:span text:style-name="T8"> and </text:span><text:span text:style-name="T1">v</text:span><text:span text:style-name="T8"> is as follows in a [0,1]</text:span><text:span text:style-name="T18">2</text:span><text:span text:style-name="T8">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9">An arbitrary number of MADNESS files may be written to a single file. <text:s/>Two are shown above for demonstrative purposes; however, plotvtk_data may be called multiple times between plotvtk_begin and plotvtk_end function calls</text:span>.</text:p>
      <text:p text:style-name="P9"><text:span text:style-name="T2">Note: </text:span><text:span text:style-name="T13">For time-dependent simulations, the above code can be included within the time step loop. <text:s/>The user should then consider appending the filename with the timestep number and create Ntimestep files, each containing one increment of time.</text:span></text:p>
      <text:p text:style-name="P19"><text:soft-page-break/>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1173804449" text:style-name="L5">
        <text:list-item>
          <text:p text:style-name="P31">static and driven by the distribution of data, </text:p>
        </text:list-item>
        <text:list-item>
          <text:p text:style-name="P31">dynamic via random assignment of work, and </text:p>
        </text:list-item>
        <text:list-item>
          <text:p text:style-name="P31">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493082349" text:style-name="L6">
        <text:list-item>
          <text:p text:style-name="P32"><text:span text:style-name="T3">FunctionDefaults::set_apply_randomize(bool) </text:span>controls the use of randomization in applying integral (convolution) operators. It is typically beneficial when computing to medium/high precision. </text:p>
        </text:list-item>
        <text:list-item>
          <text:p text:style-name="P32"><text:span text:style-name="T3">FunctionDefaults::set_project_randomize(bool)</text:span><text:span text:style-name="T15">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2">The process map (an instance of <text:span text:style-name="T3">WorldDCPmapInterface</text:span>) controls mapping of data to processors and it is actually quite easy to write your own (e.g., see <text:span text:style-name="T3">WorldDCDefaultPmap 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text:soft-page-break/>standard form, there is an element of empiricism in getting best performance from most algorithms. </text:p>
      <text:p text:style-name="Text_20_body">The example code in <text:span text:style-name="T3">trunk/src/apps/examples/dataloadbal.cc</text:span><text:span text:style-name="T15"> </text:span><text:span text:style-name="T19">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7">In many situations the integral operator associated to the differential operator have an analytic kernel. <text:s/>The simplest examples are the convolution operators. <text:s/>In equation <text:sequence-ref text:reference-format="text" text:ref-name="refText3">(10)</text:sequence-ref> the free 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9">as a semi-group equation.</text:span></text:p>
      <table:table table:name="Table3" table:style-name="Table3">
        <table:table-column table:style-name="Table3.A"/>
        <table:table-column table:style-name="Table3.B"/>
        <table:table-header-rows>
          <table:table-row>
            <table:table-cell table:style-name="Table3.A1" office:value-type="string">
              <text:p text:style-name="P15"><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6">(<text:sequence text:ref-name="refText3" text:name="Text" text:formula="ooow:Text+1" style:num-format="1">10</text:sequence>)</text:p>
            </table:table-cell>
          </table:table-row>
        </table:table-header-rows>
      </table:table>
      <text:p text:style-name="Text_20_body"/>
      <text:p text:style-name="Text_20_body">Most codes, including MADNESS, are bad at solving differential equations to high accuracy – <text:soft-page-break/>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5"><draw:frame draw:style-name="fr1" draw:name="Object13" text:anchor-type="as-char" svg:width="1.3307in" svg:height="0.4402in" draw:z-index="16"><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6">(<text:sequence text:ref-name="refText4" text:name="Text" text:formula="ooow:Text+1" style:num-format="1">11</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17"><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18"><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19"><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able:table-row>
            <table:table-cell table:style-name="Table5.A1" office:value-type="string">
              <text:p text:style-name="P15"><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6">(<text:sequence text:ref-name="refText5" text:name="Text" text:formula="ooow:Text+1" style:num-format="1">12</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5"><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6">(<text:sequence text:ref-name="refText6" text:name="Text" text:formula="ooow:Text+1" style:num-format="1">13</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ext:soft-page-break/>
          <table:table-row>
            <table:table-cell table:style-name="Table7.A1" office:value-type="string">
              <text:p text:style-name="P15"><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6">(<text:sequence text:ref-name="refText7" text:name="Text" text:formula="ooow:Text+1" style:num-format="1">14</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23"><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24"><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32"><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33"><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34"><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5"><draw:frame draw:style-name="fr1" draw:name="Object26" text:anchor-type="as-char" svg:width="1.3035in" svg:height="0.4236in" draw:z-index="36"><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6">(<text:sequence text:ref-name="refText8" text:name="Text" text:formula="ooow:Text+1" style:num-format="1">15</text:sequence>)</text:p>
            </table:table-cell>
          </table:table-row>
        </table:table-header-rows>
      </table:table>
      <text:p text:style-name="Text_20_body">where in the original problem one knows that <draw:frame draw:style-name="fr1" draw:name="Object27" text:anchor-type="as-char" svg:width="1.0201in" svg:height="0.1917in" draw:z-index="35"><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5"><draw:frame draw:style-name="fr1" draw:name="Object28" text:anchor-type="as-char" svg:width="3.5138in" svg:height="1.4283in" draw:z-index="37"><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6">(<text:sequence text:ref-name="refText9" text:name="Text" text:formula="ooow:Text+1" style:num-format="1">16</text:sequence>)</text:p>
            </table:table-cell>
          </table:table-row>
        </table:table-header-rows>
      </table:table>
      <text:p text:style-name="Text_20_body">The function <draw:frame draw:style-name="fr1" draw:name="Object29" text:anchor-type="as-char" svg:width="0.398in" svg:height="0.1917in" draw:z-index="38"><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39"><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40"><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5"><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6"><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7"><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8"><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29"><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0"><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1"><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text:soft-page-break/>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1828087294" text:style-name="L7">
        <text:list-item>
          <text:p text:style-name="P33">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3">All text except for foreign languages and symbols should be in Times New Roman.</text:p>
        </text:list-item>
        <text:list-item>
          <text:p text:style-name="P33">All in-line code, filenames, commands, etc., should be in Courier New.</text:p>
        </text:list-item>
        <text:list-item>
          <text:p text:style-name="P33">All multi-line code examples should be in Code style (note that it automatically indents).</text:p>
        </text:list-item>
        <text:list-item>
          <text:p text:style-name="P33">Emphasis should be done with italics – bold should not be used.</text:p>
        </text:list-item>
        <text:list-item>
          <text:p text:style-name="P33">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arial" svg:font-family="arial, sans-serif"/>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0</text:page-number></text:p>
      </style:footer>
    </style:master-page>
    <style:master-page style:name="Right_20_Page" style:display-name="Right Page" style:page-layout-name="Mpm3" style:next-style-name="Left_20_Page">
      <style:footer>
        <text:p text:style-name="MP1"><text:page-number text:select-page="current">20</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7T23:17:58</dc:date>
    <meta:editing-cycles>210</meta:editing-cycles>
    <meta:editing-duration>PT219H48M32S</meta:editing-duration>
    <meta:document-statistic meta:table-count="15" meta:image-count="0" meta:object-count="62" meta:page-count="20" meta:paragraph-count="370" meta:word-count="6214" meta:character-count="3971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